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.27519in, 0in, 0in, 1.20067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Klassendiagramm</text:h>
      <text:p text:style-name="Standard"><draw:frame draw:style-name="a0" draw:transform="translate(-3.6in -3.0125in) rotate(-1.5708) translate(3.6in 3.0125in)" draw:name="Grafik 2" text:anchor-type="as-char" svg:width="7.2in" svg:height="6.025in" style:rel-width="scale" style:rel-height="scale"><draw:image xlink:href="media/image1.jpeg" xlink:type="simple" xlink:show="embed" xlink:actuate="onLoad"/><svg:title/><svg:desc/></draw:frame></text:p>
      <text:p text:style-name="P2"/>
      <text:soft-page-break/>
      <text:h text:style-name="Überschrift1" text:outline-level="1">Aktivitätsdiagramm</text:h>
      <text:p text:style-name="Standard"><draw:frame draw:style-name="a1" draw:transform="translate(-4.2in -3.15in) rotate(-1.5708) translate(4.2in 3.15in)" draw:name="Grafik 3" text:anchor-type="as-char" svg:width="8.4in" svg:height="6.3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6-05T16:07:00Z</meta:creation-date>
    <dc:date>2021-06-05T16:12:00Z</dc:date>
    <meta:template xlink:href="Normal.dotm" xlink:type="simple"/>
    <meta:editing-cycles>1</meta:editing-cycles>
    <meta:editing-duration>PT0S</meta:editing-duration>
    <meta:document-statistic meta:page-count="2" meta:paragraph-count="1" meta:word-count="5" meta:character-count="40" meta:row-count="1" meta:non-whitespace-character-count="36"/>
  </office:meta>
</office:document-meta>
</file>